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style:font-name="Segoe UI" style:font-name-complex="Segoe UI" fo:font-weight="bold" style:font-weight-asian="bold" style:font-weight-complex="bold" fo:font-size="36pt" style:font-size-asian="36pt" style:font-size-complex="36pt" fo:language="es" fo:country="ES"/>
    </style:style>
    <style:style style:name="P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9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0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1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9" style:parent-style-name="Normal" style:family="paragraph">
      <style:paragraph-properties fo:line-height="100%"/>
    </style:style>
    <style:style style:name="T2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1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2" style:parent-style-name="Normal" style:family="paragraph">
      <style:paragraph-properties fo:line-height="100%"/>
    </style:style>
    <style:style style:name="T2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4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7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6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7" style:parent-style-name="Normal" style:family="paragraph">
      <style:paragraph-properties fo:line-height="100%"/>
      <style:text-properties fo:language="es" fo:country="ES"/>
    </style:style>
    <style:style style:name="P38" style:parent-style-name="Normal" style:family="paragraph">
      <style:paragraph-properties fo:line-height="100%"/>
      <style:text-properties style:font-name="Segoe UI" style:font-name-complex="Segoe UI" fo:color="#767171" fo:font-size="12pt" style:font-size-asian="12pt" style:font-size-complex="12pt" fo:language="es" fo:country="ES"/>
    </style:style>
    <style:style style:name="P39" style:parent-style-name="Title" style:family="paragraph">
      <style:text-properties fo:language="es" fo:country="ES"/>
    </style:style>
    <style:style style:name="P40" style:parent-style-name="Title" style:family="paragraph">
      <style:text-properties fo:language="es" fo:country="ES"/>
    </style:style>
    <style:style style:name="P41" style:parent-style-name="Title" style:family="paragraph">
      <style:text-properties fo:language="es" fo:country="ES"/>
    </style:style>
    <style:style style:name="P42" style:parent-style-name="Title" style:family="paragraph">
      <style:text-properties fo:language="es" fo:country="ES"/>
    </style:style>
    <style:style style:name="P43" style:parent-style-name="Title" style:family="paragraph">
      <style:text-properties fo:language="es" fo:country="ES"/>
    </style:style>
    <style:style style:name="P44" style:parent-style-name="Title" style:family="paragraph">
      <style:text-properties fo:language="es" fo:country="ES"/>
    </style:style>
    <style:style style:name="P45" style:parent-style-name="Title" style:family="paragraph">
      <style:text-properties fo:language="es" fo:country="ES"/>
    </style:style>
    <style:style style:name="P46" style:parent-style-name="Title" style:family="paragraph">
      <style:text-properties fo:language="es" fo:country="ES"/>
    </style:style>
    <style:style style:name="P47" style:parent-style-name="Title" style:family="paragraph">
      <style:text-properties fo:language="es" fo:country="ES"/>
    </style:style>
    <style:style style:name="P48" style:parent-style-name="Title" style:family="paragraph">
      <style:text-properties fo:language="es" fo:country="ES"/>
    </style:style>
    <style:style style:name="P49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0" style:parent-style-name="Normal" style:family="paragraph">
      <style:text-properties fo:language="es" fo:country="ES"/>
    </style:style>
    <style:style style:name="P51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2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3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4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5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6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7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8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9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0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61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62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</office:automatic-styles>
  <office:body>
    <office:text text:use-soft-page-breaks="true">
      <text:p text:style-name="P1">EJERCICIO I</text:p>
      <text:p text:style-name="P2">MODELO PARA PÁGINAS WEB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Auto:<text:s/></text:span><text:span text:style-name="T21">Hugo Pelayo</text:span></text:p>
      <text:p text:style-name="P22"><text:span text:style-name="T23">Fecha:<text:s/></text:span><text:span text:style-name="T24">11/11/2022</text:span></text:p>
      <text:p text:style-name="P25"><text:span text:style-name="T26">Materia:<text:s/></text:span><text:span text:style-name="T27">Base de Datos</text:span></text:p>
      <text:h text:style-name="TOCHeading" text:outline-level="1"><text:bookmark-start text:name="_Toc119039274"/><text:soft-page-break/>Contents<text:bookmark-end text:name="_Toc11903927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119039274" office:target-frame-name="_top" xlink:show="replace"><text:span text:style-name="Hyperlink">Contents</text:span><text:tab/>2</text:a></text:p>
          <text:p text:style-name="P29"><text:a xlink:href="#_Toc119039275" office:target-frame-name="_top" xlink:show="replace"><text:span text:style-name="T30">Modelo entidad-relación</text:span><text:tab/>2</text:a></text:p>
          <text:p text:style-name="P31"><text:a xlink:href="#_Toc119039276" office:target-frame-name="_top" xlink:show="replace"><text:span text:style-name="T32">Transformación a tablas</text:span><text:tab/>3</text:a></text:p>
          <text:p text:style-name="P33"><text:a xlink:href="#_Toc119039277" office:target-frame-name="_top" xlink:show="replace"><text:span text:style-name="T34">Normalización</text:span><text:tab/>3</text:a></text:p>
          <text:p text:style-name="P35"><text:a xlink:href="#_Toc119039278" office:target-frame-name="_top" xlink:show="replace"><text:span text:style-name="T36">Construcción del grafo relacional</text:span><text:tab/>3</text:a></text:p>
        </text:index-body>
      </text:table-of-content>
      <text:p text:style-name="Normal"/>
      <text:p text:style-name="P37"/>
      <text:p text:style-name="Normal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P49" text:outline-level="1"><text:bookmark-start text:name="_Toc119038997"/><text:bookmark-start text:name="_Toc119039275"/></text:h>
      <text:p text:style-name="P50"/>
      <text:soft-page-break/>
      <text:h text:style-name="P51" text:outline-level="1">Modelo entidad-relación<text:bookmark-end text:name="_Toc119038997"/><text:bookmark-end text:name="_Toc119039275"/></text:h>
      <text:p text:style-name="P52"/>
      <text:p text:style-name="P53"/>
      <text:h text:style-name="P54" text:outline-level="1"><text:bookmark-start text:name="_Toc119038998"/><text:bookmark-start text:name="_Toc119039276"/>Transformación a tablas<text:bookmark-end text:name="_Toc119038998"/><text:bookmark-end text:name="_Toc119039276"/></text:h>
      <text:p text:style-name="P55"/>
      <text:p text:style-name="P56"/>
      <text:h text:style-name="P57" text:outline-level="1"><text:bookmark-start text:name="_Toc119038999"/><text:bookmark-start text:name="_Toc119039277"/>Normalización<text:bookmark-end text:name="_Toc119038999"/><text:bookmark-end text:name="_Toc119039277"/></text:h>
      <text:p text:style-name="P58"/>
      <text:p text:style-name="P59"/>
      <text:h text:style-name="P60" text:outline-level="1"><text:bookmark-start text:name="_Toc119039000"/><text:bookmark-start text:name="_Toc119039278"/>Construcción del grafo relacional<text:bookmark-end text:name="_Toc119039000"/><text:bookmark-end text:name="_Toc119039278"/></text:h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5%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11T05:11:00Z</dc:date>
    <meta:template xlink:href="Normal" xlink:type="simple"/>
    <meta:editing-cycles>11</meta:editing-cycles>
    <meta:editing-duration>PT480S</meta:editing-duration>
    <meta:document-statistic meta:page-count="3" meta:paragraph-count="1" meta:word-count="81" meta:character-count="542" meta:row-count="3" meta:non-whitespace-character-count="462"/>
  </office:meta>
</office:document-meta>
</file>